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loext:graphic-properties draw:fill="none" draw:fill-color="#ffffff"/>
      <style:text-properties fo:font-size="12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2pt"/>
    </style:style>
    <style:style style:name="P4" style:family="paragraph">
      <loext:graphic-properties draw:fill-color="#ff6600"/>
      <style:paragraph-properties fo:text-align="center"/>
      <style:text-properties fo:font-size="12pt"/>
    </style:style>
    <style:style style:name="P5" style:family="paragraph">
      <loext:graphic-properties draw:fill-color="#33ff99"/>
      <style:paragraph-properties fo:text-align="center"/>
      <style:text-properties fo:font-size="12pt"/>
    </style:style>
    <style:style style:name="P6" style:family="paragraph">
      <style:text-properties fo:font-size="12pt"/>
    </style:style>
    <style:style style:name="P7" style:family="paragraph">
      <loext:graphic-properties draw:fill="none" draw:fill-color="#ffffff"/>
      <style:text-properties style:font-name="Times New Roman" fo:font-size="12pt"/>
    </style:style>
    <style:style style:name="P8" style:family="paragraph">
      <loext:graphic-properties draw:fill="none" draw:fill-color="#ffffff"/>
      <style:text-properties fo:font-size="12pt" fo:language="ru" fo:country="RU"/>
    </style:style>
    <style:style style:name="P9" style:family="paragraph">
      <loext:graphic-properties draw:fill="none" draw:fill-color="#ffffff"/>
      <style:text-properties style:font-name="Times New Roman" fo:font-size="12pt" fo:language="ru" fo:country="RU"/>
    </style:style>
    <style:style style:name="P10" style:family="paragraph">
      <style:paragraph-properties fo:text-align="center"/>
      <style:text-properties fo:font-size="12pt"/>
    </style:style>
    <style:style style:name="P11" style:family="paragraph">
      <loext:graphic-properties draw:opacity="50%"/>
      <style:text-properties fo:font-size="12pt"/>
    </style:style>
    <style:style style:name="P12" style:family="paragraph">
      <loext:graphic-properties draw:opacity="50%"/>
    </style:style>
    <style:style style:name="T1" style:family="text">
      <style:text-properties fo:font-size="12pt"/>
    </style:style>
    <style:style style:name="T2" style:family="text">
      <style:text-properties style:font-name="Times New Roman" fo:font-size="12pt" fo:language="en" fo:country="US"/>
    </style:style>
    <style:style style:name="T3" style:family="text">
      <style:text-properties style:font-name="Times New Roman" fo:font-size="12pt" fo:language="ru" fo:country="RU"/>
    </style:style>
    <style:style style:name="T4" style:family="text">
      <style:text-properties fo:font-size="12pt" fo:language="ru" fo:country="RU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svg:stroke-color="#000000" draw:fill="none" draw:fill-color="#ffffff" fo:min-height="0.794cm" style:run-through="foreground"/>
    </style:style>
    <style:style style:name="gr4" style:family="graphic">
      <style:graphic-properties draw:stroke="none" svg:stroke-color="#000000" draw:fill="none" draw:fill-color="#ffffff" fo:min-height="0.975cm" style:run-through="foreground"/>
    </style:style>
    <style:style style:name="gr5" style:family="graphic">
      <style:graphic-properties draw:fill-color="#ff6600" draw:textarea-horizontal-align="justify" draw:textarea-vertical-align="middle" draw:auto-grow-height="false" fo:min-height="0.201cm" fo:min-width="0.196cm" style:run-through="foreground"/>
    </style:style>
    <style:style style:name="gr6" style:family="graphic">
      <style:graphic-properties draw:fill-color="#33ff99" draw:textarea-horizontal-align="justify" draw:textarea-vertical-align="middle" draw:auto-grow-height="false" fo:min-height="0.205cm" fo:min-width="0.198cm" style:run-through="foreground"/>
    </style:style>
    <style:style style:name="gr7" style:family="graphic">
      <style:graphic-properties draw:textarea-horizontal-align="justify" draw:textarea-vertical-align="middle" draw:auto-grow-height="false" fo:min-height="0.256cm" fo:min-width="0.386cm" style:run-through="foreground"/>
    </style:style>
    <style:style style:name="gr8" style:family="graphic">
      <style:graphic-properties draw:stroke="none" svg:stroke-color="#000000" draw:fill="none" draw:fill-color="#ffffff" fo:min-height="0.489cm" style:run-through="foreground"/>
    </style:style>
    <style:style style:name="gr9" style:family="graphic">
      <style:graphic-properties draw:stroke="none" svg:stroke-color="#000000" draw:fill="none" draw:fill-color="#ffffff" fo:min-height="0.499cm" style:run-through="foreground"/>
    </style:style>
    <style:style style:name="gr10" style:family="graphic">
      <style:graphic-properties draw:textarea-horizontal-align="center" draw:textarea-vertical-align="middle" style:run-through="foreground"/>
    </style:style>
    <style:style style:name="gr11" style:family="graphic">
      <style:graphic-properties draw:textarea-horizontal-align="justify" draw:textarea-vertical-align="middle" draw:auto-grow-height="false" fo:min-height="1.041cm" fo:min-width="4.272cm" style:run-through="foreground"/>
    </style:style>
    <style:style style:name="gr12" style:family="graphic">
      <style:graphic-properties draw:textarea-horizontal-align="justify" draw:textarea-vertical-align="middle" draw:auto-grow-height="false" fo:min-height="1.044cm" fo:min-width="2.409cm" style:run-through="foreground"/>
    </style:style>
    <style:style style:name="gr13" style:family="graphic">
      <style:graphic-properties draw:fill-color="#ff6600" draw:textarea-horizontal-align="justify" draw:textarea-vertical-align="middle" draw:auto-grow-height="false" fo:min-height="0.205cm" fo:min-width="0.205cm" style:run-through="foreground"/>
    </style:style>
    <style:style style:name="gr14" style:family="graphic">
      <style:graphic-properties draw:fill-color="#33ff99" draw:textarea-horizontal-align="justify" draw:textarea-vertical-align="middle" draw:auto-grow-height="false" fo:min-height="0.201cm" fo:min-width="0.201cm" style:run-through="foreground"/>
    </style:style>
    <style:style style:name="gr15" style:family="graphic">
      <style:graphic-properties draw:textarea-horizontal-align="justify" draw:textarea-vertical-align="middle" draw:auto-grow-height="false" fo:min-height="1.041cm" fo:min-width="1.282cm" style:run-through="foreground"/>
    </style:style>
    <style:style style:name="gr16" style:family="graphic">
      <style:graphic-properties draw:textarea-horizontal-align="justify" draw:textarea-vertical-align="middle" draw:auto-grow-height="false" fo:min-height="1.041cm" fo:min-width="2.506cm" style:run-through="foreground"/>
    </style:style>
    <style:style style:name="gr17" style:family="graphic">
      <style:graphic-properties draw:textarea-horizontal-align="justify" draw:textarea-vertical-align="middle" draw:auto-grow-height="false" fo:min-height="1.041cm" fo:min-width="1.281cm" style:run-through="foreground"/>
    </style:style>
    <style:style style:name="gr18" style:family="graphic">
      <style:graphic-properties draw:fill-color="#ff6600" draw:textarea-horizontal-align="justify" draw:textarea-vertical-align="middle" draw:auto-grow-height="false" fo:min-height="0.201cm" fo:min-width="0.201cm" style:run-through="foreground"/>
    </style:style>
    <style:style style:name="gr19" style:family="graphic">
      <style:graphic-properties draw:fill-color="#33ff99" draw:textarea-horizontal-align="justify" draw:textarea-vertical-align="middle" draw:auto-grow-height="false" fo:min-height="0.205cm" fo:min-width="0.205cm" style:run-through="foreground"/>
    </style:style>
    <style:style style:name="gr20" style:family="graphic">
      <style:graphic-properties draw:opacity="50%" draw:textarea-horizontal-align="justify" draw:textarea-vertical-align="middle" draw:auto-grow-height="false" fo:min-height="0.774cm" fo:min-width="5.588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opacity="50%" draw:textarea-horizontal-align="justify" draw:textarea-vertical-align="middle" draw:auto-grow-height="false" fo:min-height="0.589cm" fo:min-width="2.036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opacity="50%" draw:textarea-horizontal-align="justify" draw:textarea-vertical-align="middle" draw:auto-grow-height="false" fo:min-height="1.095cm" fo:min-width="0.559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style-name="gr1"><draw:g draw:style-name="gr2"><draw:frame draw:name="Фигура8" draw:style-name="gr3" draw:text-style-name="P1" svg:width="2.939cm" svg:height="0.795cm" svg:x="14.186cm" svg:y="1.178cm"><draw:text-box><text:p><text:span text:style-name="T1">Уровень завода</text:span></text:p></draw:text-box></draw:frame><draw:frame draw:name="Фигура8" draw:style-name="gr3" draw:text-style-name="P1" svg:width="2.939cm" svg:height="0.795cm" svg:x="14.228cm" svg:y="3.068cm"><draw:text-box><text:p><text:span text:style-name="T1">Уровень цеха</text:span></text:p></draw:text-box></draw:frame><draw:frame draw:name="Фигура8" draw:style-name="gr4" draw:text-style-name="P3" svg:width="2.939cm" svg:height="0.976cm" svg:x="14.103cm" svg:y="4.974cm"><draw:text-box><text:p text:style-name="P2"><text:span text:style-name="T1">Уровень корпуса/участка</text:span></text:p></draw:text-box></draw:frame></draw:g><draw:g draw:style-name="gr2"><draw:custom-shape draw:name="Фигура6" draw:style-name="gr5" draw:text-style-name="P4" svg:width="0.274cm" svg:height="0.283cm" svg:x="5.551cm" svg:y="6.94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6" draw:style-name="gr6" draw:text-style-name="P5" svg:width="0.276cm" svg:height="0.287cm" svg:x="9.24cm" svg:y="6.9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4" draw:style-name="gr7" draw:text-style-name="P6" svg:width="0.385cm" svg:height="0.408cm" svg:x="2.433cm" svg:y="6.888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draw:name="Фигура9" draw:style-name="gr8" draw:text-style-name="P7" svg:width="1.915cm" svg:height="0.489cm" svg:x="2.987cm" svg:y="6.833cm"><draw:text-box><text:p><text:span text:style-name="T2">s5-</text:span><text:span text:style-name="T3">сервер</text:span></text:p></draw:text-box></draw:frame><draw:frame draw:name="Фигура10" draw:style-name="gr8" draw:text-style-name="P8" svg:width="3.04cm" svg:height="0.489cm" svg:x="5.906cm" svg:y="6.811cm"><draw:text-box><text:p><text:span text:style-name="T4">Шлюз-передачи</text:span></text:p></draw:text-box></draw:frame><draw:frame draw:name="Фигура11" draw:style-name="gr9" draw:text-style-name="P9" svg:width="2.823cm" svg:height="0.5cm" svg:x="9.679cm" svg:y="6.811cm"><draw:text-box><text:p><text:span text:style-name="T3">Шлюз-приема</text:span></text:p></draw:text-box></draw:frame></draw:g><draw:g draw:style-name="gr2"><draw:g draw:style-name="gr2"><draw:g draw:style-name="gr2"><draw:line draw:name="Фигура14" draw:style-name="gr10" draw:text-style-name="P2" svg:x1="7.045cm" svg:y1="1.716cm" svg:x2="7.059cm" svg:y2="2.571cm"><text:p/></draw:line><draw:line draw:name="Фигура16" draw:style-name="gr10" draw:text-style-name="P2" svg:x1="7.432cm" svg:y1="2.605cm" svg:x2="7.229cm" svg:y2="1.757cm"><text:p/></draw:line><draw:line draw:name="Фигура15" draw:style-name="gr10" draw:text-style-name="P2" svg:x1="9.997cm" svg:y1="2.582cm" svg:x2="8.552cm" svg:y2="1.822cm"><text:p/></draw:line><draw:line draw:name="Фигура12" draw:style-name="gr10" draw:text-style-name="P10" svg:x1="4.244cm" svg:y1="2.597cm" svg:x2="5.757cm" svg:y2="1.657cm"><text:p/></draw:line><draw:line draw:name="Фигура5" draw:style-name="gr10" draw:text-style-name="P10" svg:x1="8.639cm" svg:y1="1.679cm" svg:x2="10.385cm" svg:y2="2.556cm"><text:p/></draw:line><draw:line draw:name="Фигура1" draw:style-name="gr10" draw:text-style-name="P10" svg:x1="4.52cm" svg:y1="2.712cm" svg:x2="6.799cm" svg:y2="1.214cm"><text:p/></draw:line></draw:g><draw:custom-shape draw:name="Фигура4" draw:style-name="gr11" draw:text-style-name="P6" svg:width="4.271cm" svg:height="1.662cm" svg:x="5.102cm" svg:y="0.26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draw:g><draw:g draw:style-name="gr2"><draw:g draw:style-name="gr2"><draw:line draw:name="Фигура3" draw:style-name="gr10" draw:text-style-name="P10" svg:x1="12.759cm" svg:y1="5.055cm" svg:x2="10.872cm" svg:y2="3.727cm"><text:p/></draw:line><draw:line draw:name="Фигура13" draw:style-name="gr10" draw:text-style-name="P10" svg:x1="10.781cm" svg:y1="3.861cm" svg:x2="10.73cm" svg:y2="4.956cm"><text:p/></draw:line><draw:line draw:name="Фигура2" draw:style-name="gr10" draw:text-style-name="P10" svg:x1="8.173cm" svg:y1="5.196cm" svg:x2="10.731cm" svg:y2="3.727cm"><text:p/></draw:line></draw:g><draw:g draw:style-name="gr2"><draw:g draw:style-name="gr2"><draw:g draw:style-name="gr2"><draw:line draw:name="Фигура17" draw:style-name="gr10" draw:text-style-name="P2" svg:x1="9.596cm" svg:y1="3.784cm" svg:x2="8.298cm" svg:y2="3.784cm"><text:p/></draw:line><draw:line draw:name="Фигура7" draw:style-name="gr10" draw:text-style-name="P10" svg:x1="4.961cm" svg:y1="3.812cm" svg:x2="8.298cm" svg:y2="3.812cm"><text:p/></draw:line></draw:g><draw:line draw:name="Фигура3" draw:style-name="gr10" draw:text-style-name="P10" svg:x1="5.759cm" svg:y1="5.055cm" svg:x2="3.872cm" svg:y2="3.727cm"><text:p/></draw:line><draw:line draw:name="Фигура13" draw:style-name="gr10" draw:text-style-name="P2" svg:x1="3.78cm" svg:y1="3.861cm" svg:x2="3.729cm" svg:y2="4.956cm"><text:p/></draw:line><draw:line draw:name="Фигура2" draw:style-name="gr10" draw:text-style-name="P10" svg:x1="1.172cm" svg:y1="5.196cm" svg:x2="3.73cm" svg:y2="3.727cm"><text:p/></draw:line><draw:custom-shape draw:name="Фигура4" draw:style-name="gr12" draw:text-style-name="P6" svg:width="2.408cm" svg:height="1.669cm" svg:x="6.007cm" svg:y="2.45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Фигура6" draw:style-name="gr13" draw:text-style-name="P4" svg:width="0.287cm" svg:height="0.287cm" svg:x="7.264cm" svg:y="2.4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6" draw:style-name="gr14" draw:text-style-name="P5" svg:width="0.283cm" svg:height="0.283cm" svg:x="6.918cm" svg:y="2.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2"><draw:custom-shape draw:name="Фигура4" draw:style-name="gr15" draw:text-style-name="P6" svg:width="1.281cm" svg:height="1.664cm" svg:x="5.068cm" svg:y="4.752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Фигура4" draw:style-name="gr16" draw:text-style-name="P6" svg:width="2.505cm" svg:height="1.662cm" svg:x="2.579cm" svg:y="2.475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Фигура4" draw:style-name="gr17" draw:text-style-name="P6" svg:width="1.28cm" svg:height="1.662cm" svg:x="0.893cm" svg:y="4.75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Фигура6" draw:style-name="gr18" draw:text-style-name="P4" svg:width="0.283cm" svg:height="0.283cm" svg:x="4.523cm" svg:y="2.5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6" draw:style-name="gr13" draw:text-style-name="P4" svg:width="0.29cm" svg:height="0.29cm" svg:x="1.651cm" svg:y="4.7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6" draw:style-name="gr13" draw:text-style-name="P4" svg:width="0.287cm" svg:height="0.287cm" svg:x="5.343cm" svg:y="4.7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6" draw:style-name="gr14" draw:text-style-name="P5" svg:width="0.283cm" svg:height="0.283cm" svg:x="4.802cm" svg:y="3.6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6" draw:style-name="gr14" draw:text-style-name="P5" svg:width="0.283cm" svg:height="0.283cm" svg:x="4.176cm" svg:y="2.47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4" draw:style-name="gr15" draw:text-style-name="P6" svg:width="1.281cm" svg:height="1.664cm" svg:x="3.068cm" svg:y="4.752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Фигура6" draw:style-name="gr13" draw:text-style-name="P4" svg:width="0.287cm" svg:height="0.287cm" svg:x="3.586cm" svg:y="4.7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2"><draw:g draw:style-name="gr2"><draw:g draw:style-name="gr2"><draw:custom-shape draw:name="Фигура4" draw:style-name="gr12" draw:text-style-name="P6" svg:width="2.408cm" svg:height="1.669cm" svg:x="9.402cm" svg:y="2.456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Фигура6" draw:style-name="gr13" draw:text-style-name="P4" svg:width="0.287cm" svg:height="0.287cm" svg:x="10.132cm" svg:y="2.4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6" draw:style-name="gr19" draw:text-style-name="P5" svg:width="0.287cm" svg:height="0.287cm" svg:x="9.795cm" svg:y="2.47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2"><draw:custom-shape draw:name="Фигура4" draw:style-name="gr17" draw:text-style-name="P6" svg:width="1.28cm" svg:height="1.662cm" svg:x="7.894cm" svg:y="4.75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Фигура6" draw:style-name="gr13" draw:text-style-name="P4" svg:width="0.29cm" svg:height="0.29cm" svg:x="8.652cm" svg:y="4.7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4" draw:style-name="gr15" draw:text-style-name="P6" svg:width="1.281cm" svg:height="1.664cm" svg:x="12.069cm" svg:y="4.752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Фигура6" draw:style-name="gr13" draw:text-style-name="P4" svg:width="0.287cm" svg:height="0.287cm" svg:x="12.344cm" svg:y="4.7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4" draw:style-name="gr15" draw:text-style-name="P6" svg:width="1.281cm" svg:height="1.664cm" svg:x="10.069cm" svg:y="4.752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Фигура6" draw:style-name="gr13" draw:text-style-name="P4" svg:width="0.287cm" svg:height="0.287cm" svg:x="10.587cm" svg:y="4.7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custom-shape draw:name="Фигура6" draw:style-name="gr19" draw:text-style-name="P5" svg:width="0.287cm" svg:height="0.287cm" svg:x="9.402cm" svg:y="3.6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/draw:g></draw:g><draw:custom-shape text:anchor-type="paragraph" draw:z-index="1" draw:name="Фигура1" draw:style-name="gr20" draw:text-style-name="P11" svg:width="7.899cm" svg:height="1.096cm" svg:x="2.685cm" svg:y="8.63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Фигура1" draw:style-name="gr21" draw:text-style-name="P12" svg:width="2.879cm" svg:height="0.833cm" svg:x="2.651cm" svg:y="9.89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Фигура1" draw:style-name="gr21" draw:text-style-name="P12" svg:width="2.879cm" svg:height="0.833cm" svg:x="5.161cm" svg:y="9.89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Фигура1" draw:style-name="gr21" draw:text-style-name="P12" svg:width="2.879cm" svg:height="0.833cm" svg:x="7.652cm" svg:y="9.89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Фигура1" draw:style-name="gr22" draw:text-style-name="P12" svg:width="0.789cm" svg:height="1.548cm" svg:x="2.651cm" svg:y="10.18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Фигура1" draw:style-name="gr22" draw:text-style-name="P12" svg:width="0.789cm" svg:height="1.548cm" svg:x="3.533cm" svg:y="10.18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Фигура1" draw:style-name="gr22" draw:text-style-name="P12" svg:width="0.789cm" svg:height="1.548cm" svg:x="4.454cm" svg:y="10.18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22:43:53.874000000</meta:creation-date>
    <dc:date>2017-07-12T19:22:51.722000000</dc:date>
    <meta:editing-duration>PT11M10S</meta:editing-duration>
    <meta:editing-cycles>2</meta:editing-cycles>
    <meta:generator>LibreOffice/5.2.0.4$Windows_X86_64 LibreOffice_project/066b007f5ebcc236395c7d282ba488bca6720265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